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Ezekie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51</text:p>
      <text:p text:style-name="P6">Date (derived from Gregorian calendar)<text:tab/>March 25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seal of Hebrew Union College]<text:tab/><text:tab/>[seal of Union of American Hebrew Congregations]/</text:p>
      <text:p text:style-name="P2">[Hebrew]/</text:p>
      <text:p text:style-name="P2">OFFICE OF THE SECRETARY/</text:p>
      <text:p text:style-name="P2">BOARD OF GOVERNORS/</text:p>
      <text:p text:style-name="P2">OF THE/</text:p>
      <text:p text:style-name="P2">Hebrew Union College./</text:p>
      <text:p text:style-name="P4">Cincinnati, March 25th 5651./ 1891./</text:p>
      <text:p text:style-name="P3">Rev. Dr. S. Morais./</text:p>
      <text:p text:style-name="P3"><text:tab/>Philadelphia, Pa./</text:p>
      <text:p text:style-name="P3">My valued friend./</text:p>
      <text:p text:style-name="P3"><text:tab/>How rapidly time passes away, only to think:/ 40 years having elapsed according to the Philadelphia letter in/ "The American Israelite" since your accession to the ministry/ of the congregation "Mickve Israel" how much joy and how much/ sadness has occurred in your flock during that period time, the/ many families faces who were worshipers at your innaugeration[sic!]/ have <text:soft-page-break/>passed away, I can well imagine what your feelings/ will be on the day these few lines reach you, when you gaze/ around the synagogue at the seats formerly occupied by the many/ dear friends, now vacated, when I was last in your synagogue/ I scarcely recognized five who were co-worshipers when I entered man-/hood, well I suppose we can but thank Almighty God that he has/ permitted <text:span text:style-name="T2">us</text:span><text:span text:style-name="T3"> to live and enjoy the present season, accept my dear/ friend our best wishes that God in His infinite mercy grant you/ many more years of life surrounded by your dear family, with/ health and strength to continue your sacred office, as you have/ done to the satisfaction of your congregation./</text:span></text:p>
      <text:p text:style-name="P3"><text:span text:style-name="T3"><text:tab/>Please remember me kindly to dear Nina, Henry, Esther, and/ all the dear children. <text:s/>May God bless you, as ever I am very/ truly and sincerely, your dear friend, Jacob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45:20.66</meta:creation-date>
    <meta:document-statistic meta:table-count="0" meta:image-count="0" meta:object-count="0" meta:page-count="3" meta:paragraph-count="72" meta:word-count="415" meta:character-count="2758"/>
    <dc:date>2011-11-23T12:52:23.41</dc:date>
    <dc:creator>Penn Libraries</dc:creator>
    <meta:editing-duration>PT00H07M02S</meta:editing-duration>
    <meta:editing-cycles>1</meta:editing-cycles>
    <meta:generator>OpenOffice.org/3.2$Win32 OpenOffice.org_project/320m12$Build-9483</meta:generator>
  </office:meta>
</office:document-meta>
</file>